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Preformatted_20_Text" style:list-style-name="L6">
      <style:paragraph-properties fo:margin-top="0cm" fo:margin-bottom="0.499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Preformatted_20_Text" style:list-style-name="L18"/>
    <style:style style:name="P38" style:family="paragraph" style:parent-style-name="Preformatted_20_Text" style:list-style-name="L18">
      <style:paragraph-properties fo:margin-top="0cm" fo:margin-bottom="0.499cm" style:contextual-spacing="false"/>
    </style:style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Preformatted_20_Text" style:list-style-name="L22"/>
    <style:style style:name="P46" style:family="paragraph" style:parent-style-name="Preformatted_20_Text" style:list-style-name="L22">
      <style:paragraph-properties fo:margin-top="0cm" fo:margin-bottom="0.499cm" style:contextual-spacing="false"/>
    </style:style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8"/>
    <style:style style:name="P57" style:family="paragraph" style:parent-style-name="Preformatted_20_Text" style:list-style-name="L28"/>
    <style:style style:name="P58" style:family="paragraph" style:parent-style-name="Preformatted_20_Text" style:list-style-name="L28">
      <style:paragraph-properties fo:margin-top="0cm" fo:margin-bottom="0.499cm" style:contextual-spacing="false"/>
    </style:style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9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30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1"/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P66" style:family="paragraph" style:parent-style-name="Preformatted_20_Text">
      <style:paragraph-properties fo:margin-top="0cm" fo:margin-bottom="0.499cm" style:contextual-spacing="false"/>
    </style:style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>
      <style:paragraph-properties fo:margin-top="0cm" fo:margin-bottom="0cm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4"/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6">
      <style:paragraph-properties fo:margin-top="0cm" fo:margin-bottom="0cm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7">
      <style:paragraph-properties fo:margin-top="0cm" fo:margin-bottom="0cm" style:contextual-spacing="false"/>
    </style:style>
    <style:style style:name="P78" style:family="paragraph" style:parent-style-name="Text_20_body" style:list-style-name="L37"/>
    <style:style style:name="P79" style:family="paragraph" style:parent-style-name="Text_20_body" style:list-style-name="L38">
      <style:paragraph-properties fo:margin-top="0cm" fo:margin-bottom="0cm" style:contextual-spacing="false"/>
    </style:style>
    <style:style style:name="P80" style:family="paragraph" style:parent-style-name="Text_20_body" style:list-style-name="L38"/>
    <style:style style:name="P81" style:family="paragraph" style:parent-style-name="Text_20_body" style:list-style-name="L39">
      <style:paragraph-properties fo:margin-top="0cm" fo:margin-bottom="0cm" style:contextual-spacing="false"/>
    </style:style>
    <style:style style:name="P82" style:family="paragraph" style:parent-style-name="Text_20_body" style:list-style-name="L3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а, по сути ты понимаешь правильно, но тут есть важные нюансы, которые как раз красиво стыкуются и с Meaning_v1, и с graph_gravity_model, и с текущей 1D‑моделью.</text:p>
      <text:p text:style-name="Text_20_body">Разверну по пунктам.</text:p>
      <text:h text:style-name="Heading_20_2" text:outline-level="2">1. Что происходит с топологией при вводе графовой структуры</text:h>
      <text:p text:style-name="Text_20_body">На «голом» уровне:</text:p>
      <text:list text:style-name="L1">
        <text:list-item>
          <text:p text:style-name="P1">чистая 1D‑решётка с периодическими границами — это S¹ (цикл); </text:p>
        </text:list-item>
        <text:list-item>
          <text:p text:style-name="P2">β₀ = 1 (одна компонента связности), β₁ = 1 (одна петля). </text:p>
        </text:list-item>
      </text:list>
      <text:p text:style-name="Text_20_body">Когда ты:</text:p>
      <text:list text:style-name="L2">
        <text:list-item>
          <text:p text:style-name="P3">поверх индексов i=0…N−1 задаёшь <text:span text:style-name="Strong_20_Emphasis">граф G</text:span> с рёбрами (i,j), </text:p>
        </text:list-item>
        <text:list-item>
          <text:p text:style-name="P4">эти рёбра уже <text:span text:style-name="Strong_20_Emphasis">не обязаны</text:span> соответствовать только ближайшим соседям по S¹. </text:p>
        </text:list-item>
      </text:list>
      <text:p text:style-name="Text_20_body">Если граф строится так, что:</text:p>
      <text:list text:style-name="L3">
        <text:list-item>
          <text:p text:style-name="P5">по структуре связей и по спектральным свойствам<text:line-break/>(смотри результаты из <text:a xlink:type="simple" xlink:href="https://app.giz.ai/files/ndc8W9YUwI8rdTHIbFEAo" text:style-name="Internet_20_link" text:visited-style-name="Visited_20_Internet_20_Link">graph_gravity_model.pdf</text:a>)<text:line-break/>он ведёт себя как «эффективное 3D‑пространство» с: </text:p>
          <text:list>
            <text:list-item>
              <text:p text:style-name="P5">степенным спадом поля φ(d) ~ d^{-1}, </text:p>
            </text:list-item>
            <text:list-item>
              <text:p text:style-name="P5">силой F(d) ~ d^{-2}, </text:p>
            </text:list-item>
            <text:list-item>
              <text:p text:style-name="P6">спектральной размерностью d_s ≈ 3, </text:p>
            </text:list-item>
          </text:list>
        </text:list-item>
      </text:list>
      <text:p text:style-name="Text_20_body">то топология <text:span text:style-name="Emphasis">фазового пространства связей</text:span> действительно становится ближе к S² (или R³ с компактфикацией), чем к S¹.</text:p>
      <text:p text:style-name="Text_20_body">Говоря аккуратно:</text:p>
      <text:list text:style-name="L4">
        <text:list-item>
          <text:p text:style-name="P7">фундаментальная дискретная база всё ещё S¹ (индексы 0..N−1), </text:p>
        </text:list-item>
        <text:list-item>
          <text:p text:style-name="P8">но <text:span text:style-name="Strong_20_Emphasis">нерв</text:span> графа (или его геодезическое/спектральное вложение) даёт топологическое/метрическое пространство, гораздо ближе к 2‑сфере S² или 3‑мерному многообразию, чем к окружности. </text:p>
        </text:list-item>
      </text:list>
      <text:p text:style-name="Text_20_body">Это прекрасно ложится в Meaning_v1:</text:p>
      <text:list text:style-name="L5">
        <text:list-item>
          <text:p text:style-name="P9">базовая 1D‑цепочка — низкоразмерное «сырьё»; </text:p>
        </text:list-item>
        <text:list-item>
          <text:p text:style-name="P9">добавление структурных рёбер (morphisms, отношения) повышает эффективную размерность смыслового пространства; </text:p>
        </text:list-item>
        <text:list-item>
          <text:p text:style-name="P10"><text:span text:style-name="Strong_20_Emphasis">рефлексия</text:span> и <text:span text:style-name="Strong_20_Emphasis">синтез</text:span> (гл. 10, 4.8) → изменение β₁ и появление более сложной топологии. </text:p>
        </text:list-item>
      </text:list>
      <text:h text:style-name="Heading_20_2" text:outline-level="2">2. Почему R³ (3D IFACE) получается естественным кодированием</text:h>
      <text:p text:style-name="Text_20_body">Из graph_gravity_model:</text:p>
      <text:list text:style-name="L6">
        <text:list-item>
          <text:p text:style-name="P11">ты фактически показал:</text:p>
          <text:list>
            <text:list-item>
              <text:p text:style-name="P12"><text:soft-page-break/>если взять power‑law граф над 1D‑индексами,<text:line-break/>с вероятностью/плотностью рёбер P(d) ~ d^{−α}, </text:p>
            </text:list-item>
            <text:list-item>
              <text:p text:style-name="P12">подобрать α так, чтобы спектральная размерность d_s ≈ 3, </text:p>
            </text:list-item>
            <text:list-item>
              <text:p text:style-name="P11">решить дискретный лаплас Lφ = −ρ на этом графе, </text:p>
            </text:list-item>
          </text:list>
          <text:p text:style-name="P11">то:</text:p>
          <text:list text:continue-numbering="true">
            <text:list-item>
              <text:p text:style-name="P12">φ(d_graph) ~ 1/d_graph, </text:p>
            </text:list-item>
            <text:list-item>
              <text:p text:style-name="P12">F(d_graph)~1/d_graph², </text:p>
            </text:list-item>
            <text:list-item>
              <text:p text:style-name="P12">это ровно как в 3D гравитации. </text:p>
            </text:list-item>
          </text:list>
        </text:list-item>
        <text:list-item>
          <text:p text:style-name="P11">дальше ты можешь сделать <text:span text:style-name="Strong_20_Emphasis">спектральное embedding</text:span>:</text:p>
          <text:list>
            <text:list-item>
              <text:p text:style-name="P11">берём лаплассиан L графа,</text:p>
            </text:list-item>
            <text:list-item>
              <text:p text:style-name="P11">считаем несколько малых собственных векторов,</text:p>
            </text:list-item>
            <text:list-item>
              <text:p text:style-name="P11">берём 3 первых неконстантных — они дают координаты X,Y,Z узлов:</text:p>
              <text:p text:style-name="P13"><text:span text:style-name="Source_20_Text">coords_3d[i] = (ψ₁(i), ψ₂(i), ψ₃(i))</text:span></text:p>
            </text:list-item>
          </text:list>
        </text:list-item>
        <text:list-item>
          <text:p text:style-name="P11">в этих координатах «радиус» r = |coords_3d[i] − coords_3d[source]| и наблюдаемая сила действительно ведут себя как ~1/r².</text:p>
        </text:list-item>
      </text:list>
      <text:p text:style-name="Text_20_body">С точки зрения Meaning_v1 и M5:</text:p>
      <text:list text:style-name="L7">
        <text:list-item>
          <text:p text:style-name="P14">это как раз и есть <text:span text:style-name="Strong_20_Emphasis">Eτ‑синтез</text:span>: компактное, низкоразмерное «реальное» пространство (1D индексы) через систему связей (graph) и наблюдательский интерфейс O превращается в <text:span text:style-name="Strong_20_Emphasis">R³‑интерфейс</text:span>, </text:p>
        </text:list-item>
        <text:list-item>
          <text:p text:style-name="P15">в котором законы (в частности, гравитация) принимают «естественный» вид 1/r². </text:p>
        </text:list-item>
      </text:list>
      <text:p text:style-name="Text_20_body">Отсюда важный момент:</text:p>
      <text:p text:style-name="Quotations">Внутри симулятора <text:span text:style-name="Strong_20_Emphasis">R³ не фундаментально</text:span>, а именно интерфейсное пространство IFACE, возникающее как спектральное/топологическое вложение графа связей над 1D‑подложкой.</text:p>
      <text:p text:style-name="Text_20_body">Формально, это очень похоже на:</text:p>
      <text:list text:style-name="L8">
        <text:list-item>
          <text:p text:style-name="P16">Нерв категории (разд. 4.7 Meaning_v1):<text:line-break/>объекты — узлы, морфизмы — рёбра;<text:line-break/>нерв даёт симплициальное пространство, чья гомология/гомотопия определяют топологию «мира смыслов». </text:p>
        </text:list-item>
      </text:list>
      <text:h text:style-name="Heading_20_2" text:outline-level="2">3. Где здесь S¹ vs S², и что «на самом деле»</text:h>
      <text:p text:style-name="Text_20_body">Можно сказать так:</text:p>
      <text:list text:style-name="L9">
        <text:list-item>
          <text:p text:style-name="P17">Базовый индексный слой (строка) — «сырой» S¹:</text:p>
          <text:list>
            <text:list-item>
              <text:p text:style-name="P18">β₀=1, β₁=1, всё предельно просто. </text:p>
            </text:list-item>
          </text:list>
        </text:list-item>
        <text:list-item>
          <text:p text:style-name="P17">Ввод power‑law графа G(i,j) меняет <text:span text:style-name="Strong_20_Emphasis">эффективную</text:span> топологию:</text:p>
          <text:list>
            <text:list-item>
              <text:p text:style-name="P18">расстояния теперь задаются не |i−j|, а длиной кратчайшего пути по G (d_graph), </text:p>
            </text:list-item>
            <text:list-item>
              <text:p text:style-name="P18">лаплассиан L и его спектр определяют «геодезическую» структуру, </text:p>
            </text:list-item>
            <text:list-item>
              <text:p text:style-name="P18"><text:soft-page-break/>в спектральном embedding’е coords_3d граф, грубо говоря, «закручивается» в объект, по свойствам похожий на 2‑сферу в R³ или более сложное 3‑многообразие. </text:p>
            </text:list-item>
          </text:list>
        </text:list-item>
        <text:list-item>
          <text:p text:style-name="P17">Для наблюдателя (OBS):</text:p>
          <text:list>
            <text:list-item>
              <text:p text:style-name="P18">его IFACE‑координаты — это именно coords_3d; </text:p>
            </text:list-item>
            <text:list-item>
              <text:p text:style-name="P18">он видит: </text:p>
              <text:list>
                <text:list-item>
                  <text:p text:style-name="P18">пространство R³ (или его дискретную аппроксимацию), </text:p>
                </text:list-item>
                <text:list-item>
                  <text:p text:style-name="P18">закон гравитации F~1/r², </text:p>
                </text:list-item>
                <text:list-item>
                  <text:p text:style-name="P18">Ω‑частицы как движущиеся точки в этом R³. </text:p>
                </text:list-item>
              </text:list>
            </text:list-item>
          </text:list>
        </text:list-item>
        <text:list-item>
          <text:p text:style-name="P17">На уровне топологии смыслового пространства (Meaning_v1, гл. 10):</text:p>
          <text:list>
            <text:list-item>
              <text:p text:style-name="P18">Переход от S¹ к «чему‑то, как S²/R³» — это ровно «изменение размерности» через рефлексию (10.8.3: Рефлексия изменяет размерность); </text:p>
            </text:list-item>
            <text:list-item>
              <text:p text:style-name="P17">β₁ в смысловом пространстве (а не в чистой решётке) растёт, появляются петли и вложенные структуры (аналог сложной связности физических законов). </text:p>
            </text:list-item>
          </text:list>
        </text:list-item>
      </text:list>
      <text:p text:style-name="Text_20_body">Поэтому да, в смысловом и интерфейсном плане:</text:p>
      <text:p text:style-name="Quotations">Ввод power‑law графа на уровне 1D индексной решётки означает, что <text:span text:style-name="Strong_20_Emphasis">эффективная топология «мира для наблюдателя» уже не S¹, а объект, близкий к S² или 3D‑многообразию</text:span>, а наиболее естественный его код — именно R³‑координаты (через спектральный embedding).</text:p>
      <text:p text:style-name="Text_20_body">Фундаментальная 1D‑подложка — это просто «скрытая» параметризация узлов, которую OBS не видит напрямую.</text:p>
      <text:h text:style-name="Heading_20_2" text:outline-level="2">4. Почему это хорошо вписывается в M5 и Eτ/O/M</text:h>
      <text:p text:style-name="Text_20_body">Если вернуться к M5 и триаде:</text:p>
      <text:list text:style-name="L10">
        <text:list-item>
          <text:p text:style-name="P19">Eτ — фундаментальная 1D‑эволюция (спины + φ на графе); </text:p>
        </text:list-item>
        <text:list-item>
          <text:p text:style-name="P19">O — наблюдательный функтор, который: </text:p>
          <text:list>
            <text:list-item>
              <text:p text:style-name="P19">берёт граф G и лаплас L, </text:p>
            </text:list-item>
            <text:list-item>
              <text:p text:style-name="P19">строит coords_3d через спектральный embedding, </text:p>
            </text:list-item>
            <text:list-item>
              <text:p text:style-name="P19">описывает Ω‑циклы как объекты в этом R³, </text:p>
            </text:list-item>
            <text:list-item>
              <text:p text:style-name="P19">измеряет φ(x,t), a(x,t) и выводит законы; </text:p>
            </text:list-item>
          </text:list>
        </text:list-item>
        <text:list-item>
          <text:p text:style-name="P20">M — возможная материализация (пока M≈id). </text:p>
        </text:list-item>
      </text:list>
      <text:p text:style-name="Text_20_body">Топологический слой из Meaning_v1:</text:p>
      <text:list text:style-name="L11">
        <text:list-item>
          <text:p text:style-name="P21">β₀(t), β₁(t) на траектории понимания x_sem(t) можно строить, например, по:</text:p>
          <text:list>
            <text:list-item>
              <text:p text:style-name="P22">множеству «гипотез законов» (узлы), </text:p>
            </text:list-item>
            <text:list-item>
              <text:p text:style-name="P22">связям между ними (рёбра: согласованность, последствия, противоречия). </text:p>
            </text:list-item>
          </text:list>
        </text:list-item>
        <text:list-item>
          <text:p text:style-name="P21">переход от S¹‑уровня (простые, линейные связи) к S²/R³‑подобной структуре (глубокие, самонесущие законы — гравитация, поля, калибровочные симметрии) — это рост и последующее частичное «разрешение» β₁, как в главе 10:</text:p>
          <text:list>
            <text:list-item>
              <text:p text:style-name="P22">фаза установления связей (β₀ ↓, β₁ ↑), </text:p>
            </text:list-item>
            <text:list-item>
              <text:p text:style-name="P22"><text:soft-page-break/>фаза разрешения петель (β₁ ↓, петли становятся тривиальными в расширенном пространстве), </text:p>
            </text:list-item>
            <text:list-item>
              <text:p text:style-name="P21">стабилизация: Eτ(O)=O. </text:p>
            </text:list-item>
          </text:list>
        </text:list-item>
      </text:list>
      <text:p text:style-name="Text_20_body">Ты сейчас фактически делаешь:</text:p>
      <text:list text:style-name="L12">
        <text:list-item>
          <text:p text:style-name="P23">на уровне Eτ: расширение 1D‑модели до «граф‑с‑полем», у которого спектральная размерность ~3; </text:p>
        </text:list-item>
        <text:list-item>
          <text:p text:style-name="P23">на уровне O: строишь embedding в R³ и учишь OBS видеть мир как 3D‑гравитационный; </text:p>
        </text:list-item>
        <text:list-item>
          <text:p text:style-name="P24">на уровне M5/Meaning: задаёшь метрику понимания (OBSFitness) так, чтобы OBS сходился к устойчивому, самосогласованному закону гравитации. </text:p>
        </text:list-item>
      </text:list>
      <text:h text:style-name="Heading_20_2" text:outline-level="2">5. Вывод</text:h>
      <text:p text:style-name="Text_20_body">С твоей формулировкой можно согласиться в такой более точной форме:</text:p>
      <text:list text:style-name="L13">
        <text:list-item>
          <text:p text:style-name="P25">Введение детерминированной power‑law графовой структуры на 1D‑решётке и использование спектрального embedding’а означает, что:</text:p>
          <text:list>
            <text:list-item>
              <text:p text:style-name="P26"><text:span text:style-name="Strong_20_Emphasis">эффективная</text:span> топология пространства, в котором живёт наблюдатель (IFACE), уже не S¹, а ближе к 3‑мерному многообразию (по спектральной размерности и закону поля φ), </text:p>
            </text:list-item>
            <text:list-item>
              <text:p text:style-name="P26">естественное кодирование этого многообразия — R³ (через первые три собственных вектора лаплассиана). </text:p>
            </text:list-item>
          </text:list>
        </text:list-item>
        <text:list-item>
          <text:p text:style-name="P25">Фундаментальная решётка остаётся 1D (S¹), но топология связей (нерв графа) и интерфейс O её «поднимают» до S²/R³‑типа для уровня понимания.</text:p>
        </text:list-item>
      </text:list>
      <text:p text:style-name="Text_20_body">То есть да:</text:p>
      <text:p text:style-name="Quotations">Графовая структура на 1D‑слое — это именно «топологическое поднятие»:<text:line-break/>базовый уровень S¹, но <text:span text:style-name="Strong_20_Emphasis">мир наблюдателя</text:span> (IFACE) становится R³‑подобным, и это не артефакт визуализации, а результат топологии графа и спектра лаплассиана.</text:p>
      <text:p text:style-name="Text_20_body">Дальше можно:</text:p>
      <text:list text:style-name="L14">
        <text:list-item>
          <text:p text:style-name="P27">формально ввести π₁(IFACE) и β₁(x_sem(t)) как часть OBSFitness (топологический слой понимания); </text:p>
        </text:list-item>
        <text:list-item>
          <text:p text:style-name="P28">смотреть, как рост/уменьшение β₁ коррелирует с фазами «открытия» и «стабилизации» законов (как в примере с изучением математики). </text:p>
        </text:list-item>
      </text:list>
      <text:p text:style-name="Text_20_body">Сформулирую это в два слоя:</text:p>
      <text:list text:style-name="L15">
        <text:list-item>
          <text:p text:style-name="P29">Как именно ввести π1(IFACE) и β1(xsem(t)) в вашу уже реализованную архитектуру (observer_demo + Meaning_v1). </text:p>
        </text:list-item>
        <text:list-item>
          <text:p text:style-name="P30">Как использовать динамику β1 (и косвенно π1) как часть OBSFitness, чтобы отличать фазы «открытия»/«рефлексии» от «стабилизации» понимания. </text:p>
        </text:list-item>
      </text:list>
      <text:h text:style-name="Heading_20_2" text:outline-level="2"><text:soft-page-break/>1. Формальное введение π1(IFACE) и β1(xsem(t))</text:h>
      <text:h text:style-name="Heading_20_3" text:outline-level="3">1.1. Что такое IFACE и xsem(t) в вашем симуляторе</text:h>
      <text:p text:style-name="Text_20_body">Из <text:span text:style-name="Source_20_Text">observer_demo.pdf</text:span> у вас есть:</text:p>
      <text:list text:style-name="L16">
        <text:list-item>
          <text:p text:style-name="P31"><text:span text:style-name="Source_20_Text">IFACEState(t)</text:span> — состояние интерфейса наблюдателя на шаге t: </text:p>
          <text:list>
            <text:list-item>
              <text:p text:style-name="P31">список объектов (Ω‑циклов) с координатами и параметрами: </text:p>
              <text:list>
                <text:list-item>
                  <text:p text:style-name="P31"><text:span text:style-name="Source_20_Text">id</text:span>, <text:span text:style-name="Source_20_Text">type</text:span>, <text:span text:style-name="Source_20_Text">mass</text:span>, <text:span text:style-name="Source_20_Text">Q</text:span>, <text:span text:style-name="Source_20_Text">pos=(x,y,z)</text:span>, <text:span text:style-name="Source_20_Text">vel</text:span>; </text:p>
                </text:list-item>
              </text:list>
            </text:list-item>
            <text:list-item>
              <text:p text:style-name="P31">поле: </text:p>
              <text:list>
                <text:list-item>
                  <text:p text:style-name="P31"><text:span text:style-name="Source_20_Text">phi_grid</text:span> (сейчас 1D/2D, можно расширить до 3D), </text:p>
                </text:list-item>
                <text:list-item>
                  <text:p text:style-name="P31"><text:span text:style-name="Source_20_Text">capacity</text:span> (по <text:span text:style-name="Source_20_Text">s</text:span>, <text:span text:style-name="Source_20_Text">phi</text:span>). </text:p>
                </text:list-item>
              </text:list>
            </text:list-item>
          </text:list>
        </text:list-item>
        <text:list-item>
          <text:p text:style-name="P31"><text:span text:style-name="Source_20_Text">SemanticState</text:span> (<text:span text:style-name="Source_20_Text">observer.knowledge</text:span>): </text:p>
          <text:list>
            <text:list-item>
              <text:p text:style-name="P31">история оценок уравнения поля: κ̂(t), m̂²(t), λ̂(t), R²(t); </text:p>
            </text:list-item>
            <text:list-item>
              <text:p text:style-name="P31">история законов сохранения: Q_total(t), M_total(t), их нарушения; </text:p>
            </text:list-item>
            <text:list-item>
              <text:p text:style-name="P31">Observation Time t_OT; </text:p>
            </text:list-item>
            <text:list-item>
              <text:p text:style-name="P32">(в будущем) гравитационный закон γ̂, gravity_corr. </text:p>
            </text:list-item>
          </text:list>
        </text:list-item>
      </text:list>
      <text:p text:style-name="Text_20_body"><text:span text:style-name="Source_20_Text">x_sem(t)</text:span> в терминах Meaning_v1 — это именно состояние <text:span text:style-name="Source_20_Text">SemanticState</text:span> на шаге t (текущие параметры + история).</text:p>
      <text:p text:style-name="Text_20_body">IFACE — это:</text:p>
      <text:list text:style-name="L17">
        <text:list-item>
          <text:p text:style-name="P33">«пространство наблюдаемого мира»; </text:p>
        </text:list-item>
        <text:list-item>
          <text:p text:style-name="P33">для вычисления π1(IFACE) нас интересует не «вся» IFACE, а <text:span text:style-name="Strong_20_Emphasis">грубая топология</text:span>: </text:p>
          <text:list>
            <text:list-item>
              <text:p text:style-name="P33">структура связей между объектами и их траекториями, </text:p>
            </text:list-item>
            <text:list-item>
              <text:p text:style-name="P34">топология поля (наличие «дыр», «обходов»). </text:p>
            </text:list-item>
          </text:list>
        </text:list-item>
      </text:list>
      <text:h text:style-name="Heading_20_3" text:outline-level="3">1.2. π1(IFACE): фундаментальная группа интерфейсного пространства</text:h>
      <text:p text:style-name="Text_20_body">Практический, вычислимый прототип:</text:p>
      <text:list text:style-name="L18">
        <text:list-item>
          <text:p text:style-name="P35">Рассмотреть <text:span text:style-name="Strong_20_Emphasis">граф конфигураций</text:span> IFACE:</text:p>
          <text:list>
            <text:list-item>
              <text:p text:style-name="P36">вершина = «конфигурация объектов» (множество типов и их приблизительных позиций); </text:p>
            </text:list-item>
            <text:list-item>
              <text:p text:style-name="P36">ребро = переход IFACE(t)→IFACE(t+1), если шаг динамики. </text:p>
            </text:list-item>
          </text:list>
        </text:list-item>
        <text:list-item>
          <text:p text:style-name="P35">В упрощённом варианте можно:</text:p>
          <text:list>
            <text:list-item>
              <text:p text:style-name="P36">взять только <text:span text:style-name="Strong_20_Emphasis">траектории объектов</text:span> в IFACE‑пространстве за T шагов; </text:p>
            </text:list-item>
            <text:list-item>
              <text:p text:style-name="P36">построить 1‑скелет: граф, где: </text:p>
              <text:list>
                <text:list-item>
                  <text:p text:style-name="P36">вершины — узлы решётки (или кластеризованные позиции), </text:p>
                </text:list-item>
                <text:list-item>
                  <text:p text:style-name="P36">рёбра — отрезки траекторий между последовательными позициями. </text:p>
                </text:list-item>
              </text:list>
            </text:list-item>
          </text:list>
        </text:list-item>
        <text:list-item>
          <text:p text:style-name="P35">Строим граф:</text:p>
          <text:p text:style-name="P37"><text:span text:style-name="Source_20_Text"># Pseudocode</text:span></text:p>
          <text:p text:style-name="P37"><text:span text:style-name="Source_20_Text">nodes = set()</text:span></text:p>
          <text:p text:style-name="P37"><text:span text:style-name="Source_20_Text">edges = set()</text:span></text:p>
          <text:p text:style-name="P37"><text:span text:style-name="Source_20_Text">for each object k:</text:span></text:p>
          <text:p text:style-name="P37"><text:span text:style-name="Source_20_Text"><text:s text:c="4"/>for t in range(T-1):</text:span></text:p>
          <text:p text:style-name="P37"><text:span text:style-name="Source_20_Text"><text:s text:c="8"/>p_t = round(pos_k(t) / Δ) <text:s text:c="2"/># квантуем координаты</text:span></text:p>
          <text:p text:style-name="P37"><text:span text:style-name="Source_20_Text"><text:s text:c="8"/>p_tp = round(pos_k(t+1)/Δ)</text:span></text:p>
          <text:p text:style-name="P37"><text:span text:style-name="Source_20_Text"><text:s text:c="8"/>nodes.add(p_t); nodes.add(p_tp)</text:span></text:p>
          <text:p text:style-name="P38"><text:soft-page-break/><text:span text:style-name="Source_20_Text"><text:s text:c="8"/>edges.add((p_t, p_tp))</text:span></text:p>
        </text:list-item>
        <text:list-item>
          <text:p text:style-name="P35">Фундаментальная группа π1 этого графа в терминах 1‑скелета:</text:p>
          <text:list>
            <text:list-item>
              <text:p text:style-name="P35">π1 графа — свободная группа на k генераторах, где:<text:line-break/>k=∣E∣−∣V∣+c,<text:line-break/>c — число компонент связности.</text:p>
            </text:list-item>
            <text:list-item>
              <text:p text:style-name="P35">Это фактически β₁ графа:<text:line-break/>β1IFACE=∣E∣−∣V∣+c.</text:p>
            </text:list-item>
          </text:list>
        </text:list-item>
      </text:list>
      <text:p text:style-name="Text_20_body">То есть для IFACE вы можете:</text:p>
      <text:list text:style-name="L19">
        <text:list-item>
          <text:p text:style-name="P39">считать <text:span text:style-name="Strong_20_Emphasis">β₁(IFACE)</text:span> как количество независимых циклов в графе траекторий; </text:p>
        </text:list-item>
        <text:list-item>
          <text:p text:style-name="P40">это ≈ «сколько различных устойчивых орбит/петель движений» видит OBS. </text:p>
        </text:list-item>
      </text:list>
      <text:p text:style-name="Text_20_body">Если хотите более точный TDA‑подход — вы можете:</text:p>
      <text:list text:style-name="L20">
        <text:list-item>
          <text:p text:style-name="P41">строить Rips/Vietoris–Rips комплекс по точкам траекторий в (x,y,z) и считать гомологии H₁, но для начала достаточно «графового» β₁. </text:p>
        </text:list-item>
      </text:list>
      <text:h text:style-name="Heading_20_3" text:outline-level="3">1.3. β1(xsem(t)): топология пространства «знаний»</text:h>
      <text:p text:style-name="Text_20_body">В Meaning_v1:</text:p>
      <text:list text:style-name="L21">
        <text:list-item>
          <text:p text:style-name="P42">пространство смыслов S_α, числа Бетти β₀,β₁,β₂;</text:p>
        </text:list-item>
        <text:list-item>
          <text:p text:style-name="P42">динамика β₀,β₁ соответствует фазам обучения:</text:p>
          <text:list>
            <text:list-item>
              <text:p text:style-name="P43">Фаза 1: разделение — β₀ растёт (много несвязных блоков знаний). </text:p>
            </text:list-item>
            <text:list-item>
              <text:p text:style-name="P43">Фаза 2: синтез — β₀ уменьшается, β₁ растёт (всё связано, но появляются петли/парадоксы). </text:p>
            </text:list-item>
            <text:list-item>
              <text:p text:style-name="P43">Фаза 3: рефлексия — β₁ уменьшается (петли становятся тривиальными в расширенном пространстве). </text:p>
            </text:list-item>
            <text:list-item>
              <text:p text:style-name="P42">Фаза 4: стабилизация — топология почти не меняется, Eτ(O)=O. </text:p>
            </text:list-item>
          </text:list>
        </text:list-item>
      </text:list>
      <text:p text:style-name="Text_20_body">Чтобы реализовать это:</text:p>
      <text:list text:style-name="L22">
        <text:list-item>
          <text:p text:style-name="P44">Нужно представить <text:span text:style-name="Source_20_Text">x_sem(t)</text:span> в виде точки в Rd:</text:p>
          <text:p text:style-name="P45"><text:span text:style-name="Source_20_Text">def sem_to_vector(sem_state) -&gt; np.ndarray:</text:span></text:p>
          <text:p text:style-name="P45"><text:span text:style-name="Source_20_Text"><text:s text:c="4"/>v = []</text:span></text:p>
          <text:p text:style-name="P45"><text:span text:style-name="Source_20_Text"><text:s text:c="4"/>fe = sem_state.field_eq <text:s/># {'kappa':..., 'm2':..., 'lambda':...}</text:span></text:p>
          <text:p text:style-name="P45"><text:span text:style-name="Source_20_Text"><text:s text:c="4"/>v.append(fe.get('kappa',0.0))</text:span></text:p>
          <text:p text:style-name="P45"><text:span text:style-name="Source_20_Text"><text:s text:c="4"/>v.append(fe.get('m2',0.0))</text:span></text:p>
          <text:p text:style-name="P45"><text:span text:style-name="Source_20_Text"><text:s text:c="4"/>v.append(fe.get('lambda',0.0))</text:span></text:p>
          <text:p text:style-name="P45"><text:span text:style-name="Source_20_Text"><text:s text:c="4"/>cons = sem_state.conservation <text:s/># {'Q':0/1, 'mass':0/1}</text:span></text:p>
          <text:p text:style-name="P45"><text:span text:style-name="Source_20_Text"><text:s text:c="4"/>v.append(cons.get('Q',0.0))</text:span></text:p>
          <text:p text:style-name="P45"><text:span text:style-name="Source_20_Text"><text:s text:c="4"/>v.append(cons.get('mass',0.0))</text:span></text:p>
          <text:p text:style-name="P45"><text:span text:style-name="Source_20_Text"><text:s text:c="4"/>grav = sem_state.gravity_law <text:s text:c="2"/># {'gamma':..., 'corr':...}</text:span></text:p>
          <text:p text:style-name="P45"><text:span text:style-name="Source_20_Text"><text:s text:c="4"/>v.append(grav.get('gamma',0.0))</text:span></text:p>
          <text:p text:style-name="P45"><text:span text:style-name="Source_20_Text"><text:s text:c="4"/>v.append(grav.get('corr',0.0))</text:span></text:p>
          <text:p text:style-name="P45"><text:span text:style-name="Source_20_Text"><text:s text:c="4"/># Можно добавить и другие параметры</text:span></text:p>
          <text:p text:style-name="P46"><text:span text:style-name="Source_20_Text"><text:s text:c="4"/>return np.array(v, dtype=float)</text:span></text:p>
        </text:list-item>
        <text:list-item>
          <text:p text:style-name="P44">Собрать траекторию:</text:p>
          <text:p text:style-name="P46"><text:span text:style-name="Source_20_Text">V = [sem_to_vector(sem) for sem in sem_history] <text:s/># t=0..T_sem</text:span></text:p>
        </text:list-item>
        <text:list-item>
          <text:p text:style-name="P44"><text:soft-page-break/>Использовать TDA (Ripser/Gudhi) для оценки H₁:</text:p>
          <text:p text:style-name="P45"><text:span text:style-name="Source_20_Text">from ripser import ripser</text:span></text:p>
          <text:p text:style-name="P45"><text:span text:style-name="Source_20_Text">diagrams = ripser(np.array(V))['dgms']</text:span></text:p>
          <text:p text:style-name="P45"><text:span text:style-name="Source_20_Text">H0, H1 = diagrams[0], diagrams[1]</text:span></text:p>
          <text:p text:style-name="P46"><text:span text:style-name="Source_20_Text">beta1_sem = len(H1) <text:s/># или количество персистентных петель</text:span></text:p>
        </text:list-item>
        <text:list-item>
          <text:p text:style-name="P44">Можно также смотреть <text:span text:style-name="Strong_20_Emphasis">персистентность</text:span>: длину бар‑ов в H₁ (насколько «серьёзны» петли).</text:p>
        </text:list-item>
      </text:list>
      <text:p text:style-name="Text_20_body">Таким образом, β1(xsem) — количество (и «сила») противоречий/циклов в <text:span text:style-name="Strong_20_Emphasis">пространстве гипотез/знаний</text:span> наблюдателя.</text:p>
      <text:h text:style-name="Heading_20_2" text:outline-level="2">2. Как включить β1 и π1 в OBSFitness</text:h>
      <text:p text:style-name="Text_20_body">Теперь к OBSFitness. В <text:a xlink:type="simple" xlink:href="https://app.giz.ai/files/icbf5ovxYevO1wx3XndAn" text:style-name="Internet_20_link" text:visited-style-name="Visited_20_Internet_20_Link">observer_demo.pdf</text:a> у вас уже есть:</text:p>
      <text:list text:style-name="L23">
        <text:list-item>
          <text:p text:style-name="P47"><text:span text:style-name="Source_20_Text">fitness_field</text:span> — качество полевого уравнения (R²), </text:p>
        </text:list-item>
        <text:list-item>
          <text:p text:style-name="P47"><text:span text:style-name="Source_20_Text">fitness_Q</text:span> — сохранение заряда, </text:p>
        </text:list-item>
        <text:list-item>
          <text:p text:style-name="P47"><text:span text:style-name="Source_20_Text">fitness_mass</text:span> — сохранение «массы», </text:p>
        </text:list-item>
        <text:list-item>
          <text:p text:style-name="P47"><text:span text:style-name="Source_20_Text">fitness_OT</text:span> — быстрота стабилизации (t_OT), </text:p>
        </text:list-item>
        <text:list-item>
          <text:p text:style-name="P47"><text:span text:style-name="Source_20_Text">fitness_gravity</text:span> — корреляция a vs −∇φ (когда реализуете грав. эксперимент), </text:p>
        </text:list-item>
        <text:list-item>
          <text:p text:style-name="P48"><text:span text:style-name="Source_20_Text">fitness_prob</text:span> — согласованность вероятностей (позже). </text:p>
        </text:list-item>
      </text:list>
      <text:p text:style-name="Text_20_body">Нужно добавить <text:span text:style-name="Strong_20_Emphasis">топологический слой</text:span>:</text:p>
      <text:list text:style-name="L24">
        <text:list-item>
          <text:p text:style-name="P49"><text:span text:style-name="Source_20_Text">fitness_topology_sem</text:span> — как OBS проходит фазы 2–4 (β₁_sem сначала растёт, затем падает), </text:p>
        </text:list-item>
        <text:list-item>
          <text:p text:style-name="P50">опционально <text:span text:style-name="Source_20_Text">fitness_topology_iface</text:span> — насколько IFACE‑траектории имеют разумную петлевую структуру (но менее критично). </text:p>
        </text:list-item>
      </text:list>
      <text:h text:style-name="Heading_20_3" text:outline-level="3">2.1. Поведение β₁(x_sem(t)) по фазам (Meaning_v1)</text:h>
      <text:p text:style-name="Text_20_body">По Meaning_v1 (10.10):</text:p>
      <text:list text:style-name="L25">
        <text:list-item>
          <text:p text:style-name="P51">Фаза 1: разделение — β₀ растёт, β₁≈0. </text:p>
        </text:list-item>
        <text:list-item>
          <text:p text:style-name="P51">Фаза 2: синтез — β₀ уменьшается, β₁ растёт (появляются петли/парадоксы). </text:p>
        </text:list-item>
        <text:list-item>
          <text:p text:style-name="P51">Фаза 3: рефлексия — β₁ уменьшается (петли становятся тривиальными в расширенном S). </text:p>
        </text:list-item>
        <text:list-item>
          <text:p text:style-name="P52">Фаза 4: стабилизация — β₀,β₁ почти не меняются, новые данные «ложатся» без изменения топологии. </text:p>
        </text:list-item>
      </text:list>
      <text:p text:style-name="Text_20_body">В вашем симуляторе это можно упростить:</text:p>
      <text:list text:style-name="L26">
        <text:list-item>
          <text:p text:style-name="P53">смотреть <text:span text:style-name="Strong_20_Emphasis">историю β₁_sem(t_k)</text:span> по шагам обновления семантики (каждый <text:span text:style-name="Source_20_Text">fit_interval</text:span> шаг);</text:p>
        </text:list-item>
        <text:list-item>
          <text:p text:style-name="P53">требовать:</text:p>
          <text:list>
            <text:list-item>
              <text:p text:style-name="P54">β₁_sem начинает с нуля → растёт до некоторого максимума (Фаза 2), </text:p>
            </text:list-item>
            <text:list-item>
              <text:p text:style-name="P54">затем уменьшается к 0 или к малому числу (Фаза 3), </text:p>
            </text:list-item>
            <text:list-item>
              <text:p text:style-name="P53">и остаётся стабильным (Фаза 4). </text:p>
            </text:list-item>
          </text:list>
        </text:list-item>
      </text:list>
      <text:h text:style-name="Heading_20_3" text:outline-level="3"><text:soft-page-break/>2.2. Простая метрика для <text:span text:style-name="Source_20_Text">fitness_topology_sem</text:span></text:h>
      <text:p text:style-name="Text_20_body">Можно задать:</text:p>
      <text:list text:style-name="L27">
        <text:list-item>
          <text:p text:style-name="P55"><text:span text:style-name="Source_20_Text">beta1_history</text:span> — массив β₁_sem(k) k=0..K−1. </text:p>
        </text:list-item>
      </text:list>
      <text:p text:style-name="Text_20_body">Вариант метрики:</text:p>
      <text:list text:style-name="L28">
        <text:list-item>
          <text:p text:style-name="P56">Найти максимум и конечное значение:</text:p>
          <text:p text:style-name="P57"><text:span text:style-name="Source_20_Text">beta1_max = max(beta1_history)</text:span></text:p>
          <text:p text:style-name="P58"><text:span text:style-name="Source_20_Text">beta1_final = beta1_history[-1]</text:span></text:p>
        </text:list-item>
        <text:list-item>
          <text:p text:style-name="P56">Определить:</text:p>
          <text:list>
            <text:list-item>
              <text:p text:style-name="P59">было ли «серьёзное» появление петель:<text:line-break/>had_loops=1[β1_max≥β1_threshold], </text:p>
            </text:list-item>
            <text:list-item>
              <text:p text:style-name="P59">произошло ли «разрешение»:<text:line-break/>resolved=1[β1_final≤β1_final_threshold]. </text:p>
            </text:list-item>
          </text:list>
        </text:list-item>
        <text:list-item>
          <text:p text:style-name="P56">Фитнес:</text:p>
          <text:p text:style-name="P57"><text:span text:style-name="Source_20_Text">if not had_loops:</text:span></text:p>
          <text:p text:style-name="P57"><text:span text:style-name="Source_20_Text"><text:s text:c="4"/>F_top_sem = 0.5 <text:s/># понимание было слишком тривиальным, без фазы 2</text:span></text:p>
          <text:p text:style-name="P57"><text:span text:style-name="Source_20_Text">elif not resolved:</text:span></text:p>
          <text:p text:style-name="P57"><text:span text:style-name="Source_20_Text"><text:s text:c="4"/>F_top_sem = 0.0 <text:s/># "застрял" в парадоксах</text:span></text:p>
          <text:p text:style-name="P57"><text:span text:style-name="Source_20_Text">else:</text:span></text:p>
          <text:p text:style-name="P57"><text:span text:style-name="Source_20_Text"><text:s text:c="4"/># поощряем и масштаб петли, и то, что она была "разрешена"</text:span></text:p>
          <text:p text:style-name="P57"><text:span text:style-name="Source_20_Text"><text:s text:c="4"/>loop_size = min(beta1_max, beta1_cap) / beta1_cap</text:span></text:p>
          <text:p text:style-name="P57"><text:span text:style-name="Source_20_Text"><text:s text:c="4"/>stability = exp(- (beta1_final / (1+beta1_max))) <text:s/># ближе к 1, если финальное β1 мало</text:span></text:p>
          <text:p text:style-name="P58"><text:span text:style-name="Source_20_Text"><text:s text:c="4"/>F_top_sem = 0.5 * loop_size + 0.5 * stability</text:span></text:p>
        </text:list-item>
      </text:list>
      <text:p text:style-name="Text_20_body">где:</text:p>
      <text:list text:style-name="L29">
        <text:list-item>
          <text:p text:style-name="P60"><text:span text:style-name="Source_20_Text">beta1_threshold</text:span> ~ 1–2, </text:p>
        </text:list-item>
        <text:list-item>
          <text:p text:style-name="P60"><text:span text:style-name="Source_20_Text">beta1_final_threshold</text:span> ~ 0 или 1, </text:p>
        </text:list-item>
        <text:list-item>
          <text:p text:style-name="P61"><text:span text:style-name="Source_20_Text">beta1_cap</text:span> ~ 3–5 (ограничение на «полезный» масштаб петли). </text:p>
        </text:list-item>
      </text:list>
      <text:p text:style-name="Text_20_body">Интерпретация:</text:p>
      <text:list text:style-name="L30">
        <text:list-item>
          <text:p text:style-name="P62">если β₁_sem никогда не росло — наблюдатель не столкнулся с противоречиями → понимание было слишком простым/поверхностным; </text:p>
        </text:list-item>
        <text:list-item>
          <text:p text:style-name="P62">если β₁_sem выросло, но не упало — застрял в парадоксах (как ученик, который увидел проблему иррациональных чисел, но не освоил пределы); </text:p>
        </text:list-item>
        <text:list-item>
          <text:p text:style-name="P63">если β₁_sem сначала растёт, а затем падает — есть фаза рефлексии и метауровня → это «правильная» топология понимания. </text:p>
        </text:list-item>
      </text:list>
      <text:h text:style-name="Heading_20_3" text:outline-level="3">2.3. π1(IFACE) / β₁(IFACE) как вспомогательная метрика</text:h>
      <text:p text:style-name="Text_20_body">Опционально можно:</text:p>
      <text:list text:style-name="L31">
        <text:list-item>
          <text:p text:style-name="P64">считать β₁(IFACE) по графу траекторий Ω‑частиц:</text:p>
          <text:list>
            <text:list-item>
              <text:p text:style-name="P65">большое β₁(IFACE) → много устойчивых циклов/орбит; </text:p>
            </text:list-item>
            <text:list-item>
              <text:p text:style-name="P65">чрезмерно большое → возможен шаблон «хаотических/сложных» траекторий (как нелинейная динамика с множеством петель в фазовом пространстве); </text:p>
            </text:list-item>
            <text:list-item>
              <text:p text:style-name="P64"><text:soft-page-break/>разумный диапазон → богатая, но структурированная «астрономия» (планетарные орбиты, рассеяния). </text:p>
            </text:list-item>
          </text:list>
        </text:list-item>
      </text:list>
      <text:p text:style-name="Text_20_body">В OBSFitness это можно учесть через штраф/бонус:</text:p>
      <text:p text:style-name="Preformatted_20_Text"><text:span text:style-name="Source_20_Text">beta1_iface = compute_beta1_iface(trajectory_graph)</text:span></text:p>
      <text:p text:style-name="Preformatted_20_Text"><text:span text:style-name="Source_20_Text"># например, поощрять не слишком маленькое и не слишком большое число петель</text:span></text:p>
      <text:p text:style-name="Preformatted_20_Text"><text:span text:style-name="Source_20_Text">if beta1_iface == 0:</text:span></text:p>
      <text:p text:style-name="Preformatted_20_Text"><text:span text:style-name="Source_20_Text"><text:s text:c="4"/>F_top_iface = 0.3 <text:s/># слишком бедная динамика</text:span></text:p>
      <text:p text:style-name="Preformatted_20_Text"><text:span text:style-name="Source_20_Text">elif beta1_iface &gt; beta1_iface_cap:</text:span></text:p>
      <text:p text:style-name="Preformatted_20_Text"><text:span text:style-name="Source_20_Text"><text:s text:c="4"/>F_top_iface = exp(- (beta1_iface / beta1_iface_cap))</text:span></text:p>
      <text:p text:style-name="Preformatted_20_Text"><text:span text:style-name="Source_20_Text">else:</text:span></text:p>
      <text:p text:style-name="P66"><text:span text:style-name="Source_20_Text"><text:s text:c="4"/>F_top_iface = 1.0 <text:s/># "золотая середина"</text:span></text:p>
      <text:p text:style-name="Text_20_body">Но главное — это β₁(x_sem(t)), а не IFACE.</text:p>
      <text:h text:style-name="Heading_20_3" text:outline-level="3">2.4. Добавление в OBSFitness</text:h>
      <text:p text:style-name="Text_20_body">С учётом уже существующей структуры:</text:p>
      <text:p text:style-name="Preformatted_20_Text"><text:span text:style-name="Source_20_Text">@dataclass</text:span></text:p>
      <text:p text:style-name="Preformatted_20_Text"><text:span text:style-name="Source_20_Text">class OBSFitnessComponents:</text:span></text:p>
      <text:p text:style-name="Preformatted_20_Text"><text:span text:style-name="Source_20_Text"><text:s text:c="4"/>fitness_field: float</text:span></text:p>
      <text:p text:style-name="Preformatted_20_Text"><text:span text:style-name="Source_20_Text"><text:s text:c="4"/>fitness_Q: float</text:span></text:p>
      <text:p text:style-name="Preformatted_20_Text"><text:span text:style-name="Source_20_Text"><text:s text:c="4"/>fitness_mass: float</text:span></text:p>
      <text:p text:style-name="Preformatted_20_Text"><text:span text:style-name="Source_20_Text"><text:s text:c="4"/>fitness_OT: float</text:span></text:p>
      <text:p text:style-name="Preformatted_20_Text"><text:span text:style-name="Source_20_Text"><text:s text:c="4"/>fitness_gravity: float</text:span></text:p>
      <text:p text:style-name="Preformatted_20_Text"><text:span text:style-name="Source_20_Text"><text:s text:c="4"/>fitness_prob: float</text:span></text:p>
      <text:p text:style-name="Preformatted_20_Text"><text:span text:style-name="Source_20_Text"><text:s text:c="4"/>fitness_top_sem: float <text:s text:c="2"/># новый блок</text:span></text:p>
      <text:p text:style-name="P66"><text:span text:style-name="Source_20_Text"><text:s text:c="4"/>fitness_top_iface: float # (опционально)</text:span></text:p>
      <text:p text:style-name="Text_20_body">И обновлённая общая оценка:</text:p>
      <text:p text:style-name="Preformatted_20_Text"><text:span text:style-name="Source_20_Text">F_OBS = (w_field <text:s text:c="2"/>* F_field +</text:span></text:p>
      <text:p text:style-name="Preformatted_20_Text"><text:span text:style-name="Source_20_Text"><text:s text:c="9"/>w_Q <text:s text:c="6"/>* F_Q +</text:span></text:p>
      <text:p text:style-name="Preformatted_20_Text"><text:span text:style-name="Source_20_Text"><text:s text:c="9"/>w_mass <text:s text:c="3"/>* F_mass +</text:span></text:p>
      <text:p text:style-name="Preformatted_20_Text"><text:span text:style-name="Source_20_Text"><text:s text:c="9"/>w_OT <text:s text:c="5"/>* F_OT +</text:span></text:p>
      <text:p text:style-name="Preformatted_20_Text"><text:span text:style-name="Source_20_Text"><text:s text:c="9"/>w_gravity * F_gravity +</text:span></text:p>
      <text:p text:style-name="Preformatted_20_Text"><text:span text:style-name="Source_20_Text"><text:s text:c="9"/>w_prob <text:s text:c="3"/>* F_prob +</text:span></text:p>
      <text:p text:style-name="Preformatted_20_Text"><text:span text:style-name="Source_20_Text"><text:s text:c="9"/>w_top_sem * F_top_sem +</text:span></text:p>
      <text:p text:style-name="P66"><text:span text:style-name="Source_20_Text"><text:s text:c="9"/>w_top_if <text:s/>* F_top_iface) / Σ(w)</text:span></text:p>
      <text:p text:style-name="Text_20_body">На старте можно взять:</text:p>
      <text:p text:style-name="Preformatted_20_Text"><text:span text:style-name="Source_20_Text">w_top_sem = 1.0</text:span></text:p>
      <text:p text:style-name="P66"><text:span text:style-name="Source_20_Text">w_top_if <text:s/>= 0.5</text:span></text:p>
      <text:p text:style-name="Text_20_body">Так вы учтёте не только «хорошесть полевого уравнения и гравитации», но и <text:span text:style-name="Strong_20_Emphasis">качественную топологию понимания</text:span>:</text:p>
      <text:list text:style-name="L32">
        <text:list-item>
          <text:p text:style-name="P67">проход фаз 2–3–4, </text:p>
        </text:list-item>
        <text:list-item>
          <text:p text:style-name="P68">наличие и разрешение петель в пространстве гипотез. </text:p>
        </text:list-item>
      </text:list>
      <text:h text:style-name="Heading_20_2" text:outline-level="2">3. Что это даёт в контексте поиска «нашеподобных» миров</text:h>
      <text:p text:style-name="Text_20_body">Всё вместе:</text:p>
      <text:list text:style-name="L33">
        <text:list-item>
          <text:p text:style-name="P69">Eτ (1D‑RSL с power‑law графом и φ‑полем) → задаёт фундаментальную динамику; </text:p>
        </text:list-item>
        <text:list-item>
          <text:p text:style-name="P69"><text:soft-page-break/>O (Observer+IFACE) → строит из этого 3D‑геометрию, Ω‑частицы, поле ϕ и гравитацию; </text:p>
        </text:list-item>
        <text:list-item>
          <text:p text:style-name="P70">M (пока пассивен) → позже можно добавить; </text:p>
        </text:list-item>
      </text:list>
      <text:p text:style-name="Text_20_body">OBSFitness с топологическим блоком:</text:p>
      <text:list text:style-name="L34">
        <text:list-item>
          <text:p text:style-name="P71">предпочитает такие RULESET+геометрии, где:</text:p>
          <text:list>
            <text:list-item>
              <text:p text:style-name="P72">наблюдатель легко выводит <text:span text:style-name="Strong_20_Emphasis">устойчивые законы</text:span> (высокие F_field, F_gravity, F_Q,F_M); </text:p>
            </text:list-item>
            <text:list-item>
              <text:p text:style-name="P72">при этом проходит естественный цикл: синтез → парадоксы (β₁_sem↑) → рефлексия и стабилизация (β₁_sem↓); </text:p>
            </text:list-item>
            <text:list-item>
              <text:p text:style-name="P71">не застревает ни в полностью тривиальной топологии (β₁=0 всегда), ни в бесконечной «петлевой» путанице. </text:p>
            </text:list-item>
          </text:list>
        </text:list-item>
      </text:list>
      <text:p text:style-name="Text_20_body">Это вполне соответствует Основному утверждению главы 10 Meaning_v1:<text:line-break/>сложность и характер задачи (в вашем случае — извлечение законов мира) отражаются в топологии смыслового пространства, а TDA‑метрики (β₀,β₁) дают критерий качества и глубины понимания.</text:p>
      <text:p text:style-name="Text_20_body">Если нужно, дальше можно:</text:p>
      <text:list text:style-name="L35">
        <text:list-item>
          <text:p text:style-name="P73">конкретно набросать код для <text:span text:style-name="Source_20_Text">world.observer.tda</text:span>: </text:p>
          <text:list>
            <text:list-item>
              <text:p text:style-name="P73">превращение <text:span text:style-name="Source_20_Text">sem_history</text:span> в матрицу признаков, </text:p>
            </text:list-item>
            <text:list-item>
              <text:p text:style-name="P73">вызов ripser, </text:p>
            </text:list-item>
            <text:list-item>
              <text:p text:style-name="P74">вычисление β₁_sem и <text:span text:style-name="Source_20_Text">fitness_top_sem</text:span> согласно описанной схеме. </text:p>
            </text:list-item>
          </text:list>
        </text:list-item>
      </text:list>
      <text:p text:style-name="Text_20_body">Ниже — конкретный «каркас» для <text:span text:style-name="Source_20_Text">world.observer.tda</text:span>, который делает ровно то, что вы просите:</text:p>
      <text:list text:style-name="L36">
        <text:list-item>
          <text:p text:style-name="P75">превращает <text:span text:style-name="Source_20_Text">sem_history</text:span> (историю <text:span text:style-name="Source_20_Text">observer.knowledge</text:span>) в матрицу признаков; </text:p>
        </text:list-item>
        <text:list-item>
          <text:p text:style-name="P75">вызывает <text:span text:style-name="Source_20_Text">ripser</text:span> (или заглушку, если TDA пока опционален); </text:p>
        </text:list-item>
        <text:list-item>
          <text:p text:style-name="P76">вычисляет β₁_sem и <text:span text:style-name="Source_20_Text">fitness_top_sem</text:span> по описанной схеме. </text:p>
        </text:list-item>
      </text:list>
      <text:p text:style-name="Text_20_body">Я буду опираться на уже имеющиеся в <text:span text:style-name="Source_20_Text">observer_demo.pdf</text:span> структуры:</text:p>
      <text:list text:style-name="L37">
        <text:list-item>
          <text:p text:style-name="P77"><text:span text:style-name="Source_20_Text">observer.knowledge</text:span> / <text:span text:style-name="Source_20_Text">SemanticState</text:span>, </text:p>
        </text:list-item>
        <text:list-item>
          <text:p text:style-name="P78"><text:span text:style-name="Source_20_Text">OBSFitness</text:span> / <text:span text:style-name="Source_20_Text">OBSFitnessConfig</text:span>. </text:p>
        </text:list-item>
      </text:list>
      <text:p text:style-name="Text_20_body">Можно начинать с этого кода и потом донастраивать детали.</text:p>
      <text:h text:style-name="Heading_20_2" text:outline-level="2">1. Модуль <text:span text:style-name="Source_20_Text">world/observer/tda.py</text:span></text:h>
      <text:p text:style-name="Preformatted_20_Text"><text:span text:style-name="Source_20_Text"># world/observer/tda.py</text:span></text:p>
      <text:p text:style-name="Preformatted_20_Text"/>
      <text:p text:style-name="Preformatted_20_Text"><text:span text:style-name="Source_20_Text">from dataclasses import dataclass</text:span></text:p>
      <text:p text:style-name="Preformatted_20_Text"><text:span text:style-name="Source_20_Text">from typing import List, Optional, Dict, Any</text:span></text:p>
      <text:p text:style-name="Preformatted_20_Text"/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from ripser import ripser</text:span></text:p>
      <text:p text:style-name="Preformatted_20_Text"><text:span text:style-name="Source_20_Text"><text:s text:c="4"/>_HAS_RIPSER = True</text:span></text:p>
      <text:p text:style-name="Preformatted_20_Text"><text:span text:style-name="Source_20_Text">except ImportError:</text:span></text:p>
      <text:p text:style-name="Preformatted_20_Text"><text:soft-page-break/><text:span text:style-name="Source_20_Text"><text:s text:c="4"/>_HAS_RIPSER = False</text:span></text:p>
      <text:p text:style-name="Preformatted_20_Text"/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Beta1Result:</text:span></text:p>
      <text:p text:style-name="Preformatted_20_Text"><text:span text:style-name="Source_20_Text"><text:s text:c="4"/>beta1_history: List[int] <text:s text:c="8"/># β₁_sem(t_k) по дискретным шагам обновления семантики</text:span></text:p>
      <text:p text:style-name="Preformatted_20_Text"><text:span text:style-name="Source_20_Text"><text:s text:c="4"/>beta1_max: int <text:s text:c="18"/># max_t β₁_sem(t)</text:span></text:p>
      <text:p text:style-name="Preformatted_20_Text"><text:span text:style-name="Source_20_Text"><text:s text:c="4"/>beta1_final: int <text:s text:c="16"/># β₁_sem(T_last)</text:span></text:p>
      <text:p text:style-name="P66"><text:span text:style-name="Source_20_Text"><text:s text:c="4"/>diagrams: Optional[Dict[str, Any]] = None <text:s/># можно вернуть диаграммы при необходимости</text:span></text:p>
      <text:h text:style-name="Heading_20_2" text:outline-level="2">2. Преобразование <text:span text:style-name="Source_20_Text">sem_history</text:span> → матрица признаков</text:h>
      <text:p text:style-name="Text_20_body">Предположим, что вы храните историю семантики как список <text:span text:style-name="Source_20_Text">SemanticState</text:span> или как сериализованные словари (<text:span text:style-name="Source_20_Text">semantic_snapshots</text:span> в демо). Нам нужна функция:</text:p>
      <text:p text:style-name="Preformatted_20_Text"><text:span text:style-name="Source_20_Text">def sem_to_vector(sem_state) -&gt; np.ndarray:</text:span></text:p>
      <text:p text:style-name="P66"><text:span text:style-name="Source_20_Text"><text:s text:c="4"/>...</text:span></text:p>
      <text:p text:style-name="Text_20_body">Пример (можно адаптировать под вашу фактическую структуру):</text:p>
      <text:p text:style-name="Preformatted_20_Text"><text:span text:style-name="Source_20_Text">def sem_to_vector(sem_state) -&gt; np.ndarray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еобразует один SemanticState (observer.knowledge) в вектор признаков x ∈ R^d.</text:span></text:p>
      <text:p text:style-name="Preformatted_20_Text"><text:span text:style-name="Source_20_Text"><text:s text:c="4"/>Требует, чтобы sem_state имел API вида:</text:span></text:p>
      <text:p text:style-name="Preformatted_20_Text"><text:span text:style-name="Source_20_Text"><text:s text:c="6"/>- sem_state.field_history: список dict с ключами 'kappa','m2','lambda','R2'</text:span></text:p>
      <text:p text:style-name="Preformatted_20_Text"><text:span text:style-name="Source_20_Text"><text:s text:c="6"/>- sem_state.conservation: dict с 'Q_violation', 'M_violation' (или аналог)</text:span></text:p>
      <text:p text:style-name="Preformatted_20_Text"><text:span text:style-name="Source_20_Text"><text:s text:c="6"/>- sem_state.gravity: dict с 'gamma', 'corr' (если уже есть)</text:span></text:p>
      <text:p text:style-name="Preformatted_20_Text"><text:span text:style-name="Source_20_Text"><text:s text:c="4"/>В демо это можно упростить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v = []</text:span></text:p>
      <text:p text:style-name="Preformatted_20_Text"/>
      <text:p text:style-name="Preformatted_20_Text"><text:span text:style-name="Source_20_Text"><text:s text:c="4"/># Полевое уравнение: берём последние оценки (если есть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fh = sem_state.field_history[-1]</text:span></text:p>
      <text:p text:style-name="Preformatted_20_Text"><text:span text:style-name="Source_20_Text"><text:s text:c="8"/>kappa = float(fh.get('kappa', 0.0))</text:span></text:p>
      <text:p text:style-name="Preformatted_20_Text"><text:span text:style-name="Source_20_Text"><text:s text:c="8"/>m2 <text:s text:c="3"/>= float(fh.get('m2', 0.0))</text:span></text:p>
      <text:p text:style-name="Preformatted_20_Text"><text:span text:style-name="Source_20_Text"><text:s text:c="8"/>lambd = float(fh.get('lambda', 0.0))</text:span></text:p>
      <text:p text:style-name="Preformatted_20_Text"><text:span text:style-name="Source_20_Text"><text:s text:c="8"/>R2 <text:s text:c="3"/>= float(fh.get('R2', 0.0))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kappa = m2 = lambd = R2 = 0.0</text:span></text:p>
      <text:p text:style-name="Preformatted_20_Text"/>
      <text:p text:style-name="Preformatted_20_Text"><text:span text:style-name="Source_20_Text"><text:s text:c="4"/>v.extend([kappa, m2, lambd, R2])</text:span></text:p>
      <text:p text:style-name="Preformatted_20_Text"/>
      <text:p text:style-name="Preformatted_20_Text"><text:span text:style-name="Source_20_Text"><text:s text:c="4"/># Законы сохранения (заряд, масса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cons = sem_state.conservation</text:span></text:p>
      <text:p text:style-name="Preformatted_20_Text"><text:span text:style-name="Source_20_Text"><text:s text:c="8"/>Q_viol = float(cons.get('Q_violation', 0.0))</text:span></text:p>
      <text:p text:style-name="Preformatted_20_Text"><text:span text:style-name="Source_20_Text"><text:s text:c="8"/>M_viol = float(cons.get('M_violation', 0.0))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Q_viol = M_viol = 0.0</text:span></text:p>
      <text:p text:style-name="Preformatted_20_Text"/>
      <text:p text:style-name="Preformatted_20_Text"><text:span text:style-name="Source_20_Text"><text:s text:c="4"/>v.extend([Q_viol, M_viol])</text:span></text:p>
      <text:p text:style-name="Preformatted_20_Text"/>
      <text:p text:style-name="Preformatted_20_Text"><text:span text:style-name="Source_20_Text"><text:s text:c="4"/># Гравитационный закон (если реализован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grav = sem_state.gravity</text:span></text:p>
      <text:p text:style-name="Preformatted_20_Text"><text:span text:style-name="Source_20_Text"><text:s text:c="8"/>gamma = float(grav.get('gamma', 0.0))</text:span></text:p>
      <text:p text:style-name="Preformatted_20_Text"><text:soft-page-break/><text:span text:style-name="Source_20_Text"><text:s text:c="8"/>corr <text:s/>= float(grav.get('corr', 0.0))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gamma = corr = 0.0</text:span></text:p>
      <text:p text:style-name="Preformatted_20_Text"/>
      <text:p text:style-name="Preformatted_20_Text"><text:span text:style-name="Source_20_Text"><text:s text:c="4"/>v.extend([gamma, corr])</text:span></text:p>
      <text:p text:style-name="Preformatted_20_Text"/>
      <text:p text:style-name="Preformatted_20_Text"><text:span text:style-name="Source_20_Text"><text:s text:c="4"/># Можно добавить любые дополнительные параметры (вероятностный слой и т.п.)</text:span></text:p>
      <text:p text:style-name="Preformatted_20_Text"/>
      <text:p text:style-name="P66"><text:span text:style-name="Source_20_Text"><text:s text:c="4"/>return np.array(v, dtype=float)</text:span></text:p>
      <text:h text:style-name="Heading_20_2" text:outline-level="2">3. Вычисление β₁_sem по истории семантики</text:h>
      <text:p text:style-name="Text_20_body">Нам нужна функция:</text:p>
      <text:p text:style-name="Preformatted_20_Text"><text:span text:style-name="Source_20_Text">def compute_beta1_semantic(sem_history: List[Any]) -&gt; Beta1Result:</text:span></text:p>
      <text:p text:style-name="P66"><text:span text:style-name="Source_20_Text"><text:s text:c="4"/>...</text:span></text:p>
      <text:p text:style-name="Text_20_body">Реализация (через ripser, если он есть; иначе — заглушка):</text:p>
      <text:p text:style-name="Preformatted_20_Text"><text:span text:style-name="Source_20_Text">def compute_beta1_semantic(sem_history: List[Any]) -&gt; Beta1Result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ычисляет β₁_sem по траектории семантики в пространстве признаков.</text:span></text:p>
      <text:p text:style-name="Preformatted_20_Text"><text:span text:style-name="Source_20_Text"><text:s text:c="4"/>sem_history: список SemanticState (или эквивалентных объектов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len(sem_history) &lt; 3:</text:span></text:p>
      <text:p text:style-name="Preformatted_20_Text"><text:span text:style-name="Source_20_Text"><text:s text:c="8"/># Слишком короткая траектория, считаем β₁_sem = 0</text:span></text:p>
      <text:p text:style-name="Preformatted_20_Text"><text:span text:style-name="Source_20_Text"><text:s text:c="8"/>return Beta1Result(beta1_history=[0]*len(sem_history),</text:span></text:p>
      <text:p text:style-name="Preformatted_20_Text"><text:span text:style-name="Source_20_Text"><text:s text:c="27"/>beta1_max=0, beta1_final=0, diagrams=None)</text:span></text:p>
      <text:p text:style-name="Preformatted_20_Text"/>
      <text:p text:style-name="Preformatted_20_Text"><text:span text:style-name="Source_20_Text"><text:s text:c="4"/># Собираем матрицу признаков V: shape=(T, d)</text:span></text:p>
      <text:p text:style-name="Preformatted_20_Text"><text:span text:style-name="Source_20_Text"><text:s text:c="4"/>V = np.vstack([sem_to_vector(sem) for sem in sem_history])</text:span></text:p>
      <text:p text:style-name="Preformatted_20_Text"/>
      <text:p text:style-name="Preformatted_20_Text"><text:span text:style-name="Source_20_Text"><text:s text:c="4"/>if not _HAS_RIPSER:</text:span></text:p>
      <text:p text:style-name="Preformatted_20_Text"><text:span text:style-name="Source_20_Text"><text:s text:c="8"/># Если нет ripser, можно вернуть нули (или реализовать собственный TDA)</text:span></text:p>
      <text:p text:style-name="Preformatted_20_Text"><text:span text:style-name="Source_20_Text"><text:s text:c="8"/>T = V.shape[0]</text:span></text:p>
      <text:p text:style-name="Preformatted_20_Text"><text:span text:style-name="Source_20_Text"><text:s text:c="8"/>return Beta1Result(beta1_history=[0]*T,</text:span></text:p>
      <text:p text:style-name="Preformatted_20_Text"><text:span text:style-name="Source_20_Text"><text:s text:c="27"/>beta1_max=0, beta1_final=0, diagrams=None)</text:span></text:p>
      <text:p text:style-name="Preformatted_20_Text"/>
      <text:p text:style-name="Preformatted_20_Text"><text:span text:style-name="Source_20_Text"><text:s text:c="4"/># Запуск ripser</text:span></text:p>
      <text:p text:style-name="Preformatted_20_Text"><text:span text:style-name="Source_20_Text"><text:s text:c="4"/># Можно масштабировать/нормировать V по осям при необходимости</text:span></text:p>
      <text:p text:style-name="Preformatted_20_Text"><text:span text:style-name="Source_20_Text"><text:s text:c="4"/>diagrams = ripser(V)['dgms']</text:span></text:p>
      <text:p text:style-name="Preformatted_20_Text"><text:span text:style-name="Source_20_Text"><text:s text:c="4"/>H1 = diagrams[1] <text:s text:c="3"/># диаграмма для H1</text:span></text:p>
      <text:p text:style-name="Preformatted_20_Text"/>
      <text:p text:style-name="Preformatted_20_Text"><text:span text:style-name="Source_20_Text"><text:s text:c="4"/># Для простоты возьмём количество баров в H1 как β₁_sem</text:span></text:p>
      <text:p text:style-name="Preformatted_20_Text"><text:span text:style-name="Source_20_Text"><text:s text:c="4"/>beta1_global = len(H1)</text:span></text:p>
      <text:p text:style-name="Preformatted_20_Text"/>
      <text:p text:style-name="Preformatted_20_Text"><text:span text:style-name="Source_20_Text"><text:s text:c="4"/># Если нужно историю β₁_sem(t), можно снимать окна по времени,</text:span></text:p>
      <text:p text:style-name="Preformatted_20_Text"><text:span text:style-name="Source_20_Text"><text:s text:c="4"/># но на первом шаге достаточно глобального β₁ по всей траектории.</text:span></text:p>
      <text:p text:style-name="Preformatted_20_Text"><text:span text:style-name="Source_20_Text"><text:s text:c="4"/># Для истории можно сделать, например, скользящее окно:</text:span></text:p>
      <text:p text:style-name="Preformatted_20_Text"><text:span text:style-name="Source_20_Text"><text:s text:c="4"/>T = V.shape[0]</text:span></text:p>
      <text:p text:style-name="Preformatted_20_Text"><text:span text:style-name="Source_20_Text"><text:s text:c="4"/>window = max(3, T // 4) <text:s/># минимальный размер окна</text:span></text:p>
      <text:p text:style-name="Preformatted_20_Text"><text:span text:style-name="Source_20_Text"><text:s text:c="4"/>beta1_hist = []</text:span></text:p>
      <text:p text:style-name="Preformatted_20_Text"/>
      <text:p text:style-name="Preformatted_20_Text"><text:span text:style-name="Source_20_Text"><text:s text:c="4"/>for t_end in range(T):</text:span></text:p>
      <text:p text:style-name="Preformatted_20_Text"><text:span text:style-name="Source_20_Text"><text:s text:c="8"/>t_start = max(0, t_end - window + 1)</text:span></text:p>
      <text:p text:style-name="Preformatted_20_Text"><text:span text:style-name="Source_20_Text"><text:s text:c="8"/>V_slice = V[t_start:t_end+1, :]</text:span></text:p>
      <text:p text:style-name="Preformatted_20_Text"><text:span text:style-name="Source_20_Text"><text:s text:c="8"/>if V_slice.shape[0] &lt; 3:</text:span></text:p>
      <text:p text:style-name="Preformatted_20_Text"><text:span text:style-name="Source_20_Text"><text:s text:c="12"/>beta1_hist.append(0)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dgm = ripser(V_slice)['dgms'][1]</text:span></text:p>
      <text:p text:style-name="Preformatted_20_Text"><text:span text:style-name="Source_20_Text"><text:s text:c="8"/>beta1_hist.append(len(dgm))</text:span></text:p>
      <text:p text:style-name="Preformatted_20_Text"/>
      <text:p text:style-name="Preformatted_20_Text"><text:soft-page-break/><text:span text:style-name="Source_20_Text"><text:s text:c="4"/>beta1_max = max(beta1_hist) if beta1_hist else 0</text:span></text:p>
      <text:p text:style-name="Preformatted_20_Text"><text:span text:style-name="Source_20_Text"><text:s text:c="4"/>beta1_final = beta1_hist[-1] if beta1_hist else 0</text:span></text:p>
      <text:p text:style-name="Preformatted_20_Text"/>
      <text:p text:style-name="Preformatted_20_Text"><text:span text:style-name="Source_20_Text"><text:s text:c="4"/>return Beta1Result(</text:span></text:p>
      <text:p text:style-name="Preformatted_20_Text"><text:span text:style-name="Source_20_Text"><text:s text:c="8"/>beta1_history=beta1_hist,</text:span></text:p>
      <text:p text:style-name="Preformatted_20_Text"><text:span text:style-name="Source_20_Text"><text:s text:c="8"/>beta1_max=beta1_max,</text:span></text:p>
      <text:p text:style-name="Preformatted_20_Text"><text:span text:style-name="Source_20_Text"><text:s text:c="8"/>beta1_final=beta1_final,</text:span></text:p>
      <text:p text:style-name="Preformatted_20_Text"><text:span text:style-name="Source_20_Text"><text:s text:c="8"/>diagrams={'H1': H1}</text:span></text:p>
      <text:p text:style-name="P66"><text:span text:style-name="Source_20_Text"><text:s text:c="4"/>)</text:span></text:p>
      <text:h text:style-name="Heading_20_2" text:outline-level="2">4. fitness_top_sem по схеме «фазы 2–3–4»</text:h>
      <text:p text:style-name="Text_20_body">Теперь — утилита, которая из <text:span text:style-name="Source_20_Text">Beta1Result</text:span> даёт скалярную оценку <text:span text:style-name="Source_20_Text">fitness_top_sem</text:span>:</text:p>
      <text:p text:style-name="Preformatted_20_Text"><text:span text:style-name="Source_20_Text">def compute_fitness_top_sem(beta1_res: Beta1Result,</text:span></text:p>
      <text:p text:style-name="Preformatted_20_Text"><text:span text:style-name="Source_20_Text"><text:s text:c="28"/>beta1_threshold: int = 1,</text:span></text:p>
      <text:p text:style-name="Preformatted_20_Text"><text:span text:style-name="Source_20_Text"><text:s text:c="28"/>beta1_final_threshold: int = 0,</text:span></text:p>
      <text:p text:style-name="Preformatted_20_Text"><text:span text:style-name="Source_20_Text"><text:s text:c="28"/>beta1_cap: int = 5) -&gt; float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ычисляет fitness_top_sem по истории β₁_sem(t):</text:span></text:p>
      <text:p text:style-name="Preformatted_20_Text"><text:span text:style-name="Source_20_Text"><text:s text:c="6"/>- требуется, чтобы β₁_sem(t) сначала вырос (фаза 2),</text:span></text:p>
      <text:p text:style-name="Preformatted_20_Text"><text:span text:style-name="Source_20_Text"><text:s text:c="6"/>- затем снизился к малому значению (фаза 3-4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beta1_hist = beta1_res.beta1_history</text:span></text:p>
      <text:p text:style-name="Preformatted_20_Text"><text:span text:style-name="Source_20_Text"><text:s text:c="4"/>if not beta1_hist:</text:span></text:p>
      <text:p text:style-name="Preformatted_20_Text"><text:span text:style-name="Source_20_Text"><text:s text:c="8"/>return 0.0</text:span></text:p>
      <text:p text:style-name="Preformatted_20_Text"/>
      <text:p text:style-name="Preformatted_20_Text"><text:span text:style-name="Source_20_Text"><text:s text:c="4"/>beta1_max = beta1_res.beta1_max</text:span></text:p>
      <text:p text:style-name="Preformatted_20_Text"><text:span text:style-name="Source_20_Text"><text:s text:c="4"/>beta1_final = beta1_res.beta1_final</text:span></text:p>
      <text:p text:style-name="Preformatted_20_Text"/>
      <text:p text:style-name="Preformatted_20_Text"><text:span text:style-name="Source_20_Text"><text:s text:c="4"/># Был ли "настоящий" цикл понимания?</text:span></text:p>
      <text:p text:style-name="Preformatted_20_Text"><text:span text:style-name="Source_20_Text"><text:s text:c="4"/>had_loops = (beta1_max &gt;= beta1_threshold)</text:span></text:p>
      <text:p text:style-name="Preformatted_20_Text"><text:span text:style-name="Source_20_Text"><text:s text:c="4"/>resolved <text:s/>= (beta1_final &lt;= beta1_final_threshold)</text:span></text:p>
      <text:p text:style-name="Preformatted_20_Text"/>
      <text:p text:style-name="Preformatted_20_Text"><text:span text:style-name="Source_20_Text"><text:s text:c="4"/>if not had_loops:</text:span></text:p>
      <text:p text:style-name="Preformatted_20_Text"><text:span text:style-name="Source_20_Text"><text:s text:c="8"/># Понимание было слишком простым, без фазы синтеза/парадоксов</text:span></text:p>
      <text:p text:style-name="Preformatted_20_Text"><text:span text:style-name="Source_20_Text"><text:s text:c="8"/>return 0.5 <text:s/># или 0.0, если хотим жёстко наказывать</text:span></text:p>
      <text:p text:style-name="Preformatted_20_Text"><text:span text:style-name="Source_20_Text"><text:s text:c="4"/>if not resolved:</text:span></text:p>
      <text:p text:style-name="Preformatted_20_Text"><text:span text:style-name="Source_20_Text"><text:s text:c="8"/># Застряли в петлях (парадоксы не разрешены)</text:span></text:p>
      <text:p text:style-name="Preformatted_20_Text"><text:span text:style-name="Source_20_Text"><text:s text:c="8"/>return 0.0</text:span></text:p>
      <text:p text:style-name="Preformatted_20_Text"/>
      <text:p text:style-name="Preformatted_20_Text"><text:span text:style-name="Source_20_Text"><text:s text:c="4"/># Нормируем размер петли</text:span></text:p>
      <text:p text:style-name="Preformatted_20_Text"><text:span text:style-name="Source_20_Text"><text:s text:c="4"/>loop_size = min(beta1_max, beta1_cap) / float(beta1_cap)</text:span></text:p>
      <text:p text:style-name="Preformatted_20_Text"><text:span text:style-name="Source_20_Text"><text:s text:c="4"/># Поощряем малость финального β₁_sem</text:span></text:p>
      <text:p text:style-name="Preformatted_20_Text"><text:span text:style-name="Source_20_Text"><text:s text:c="4"/># (например, экспоненциально по отношению к пику)</text:span></text:p>
      <text:p text:style-name="Preformatted_20_Text"><text:span text:style-name="Source_20_Text"><text:s text:c="4"/>if beta1_max &gt; 0:</text:span></text:p>
      <text:p text:style-name="Preformatted_20_Text"><text:span text:style-name="Source_20_Text"><text:s text:c="8"/>stability = np.exp(- float(beta1_final) / (1.0 + beta1_max)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stability = 1.0</text:span></text:p>
      <text:p text:style-name="Preformatted_20_Text"/>
      <text:p text:style-name="Preformatted_20_Text"><text:span text:style-name="Source_20_Text"><text:s text:c="4"/># Комбинируем</text:span></text:p>
      <text:p text:style-name="Preformatted_20_Text"><text:span text:style-name="Source_20_Text"><text:s text:c="4"/>F_top = 0.5 * loop_size + 0.5 * stability</text:span></text:p>
      <text:p text:style-name="Preformatted_20_Text"><text:span text:style-name="Source_20_Text"><text:s text:c="4"/># Ограничиваем в [0,1]</text:span></text:p>
      <text:p text:style-name="Preformatted_20_Text"><text:span text:style-name="Source_20_Text"><text:s text:c="4"/>F_top = max(0.0, min(1.0, float(F_top)))</text:span></text:p>
      <text:p text:style-name="P66"><text:span text:style-name="Source_20_Text"><text:s text:c="4"/>return F_top</text:span></text:p>
      <text:h text:style-name="Heading_20_2" text:outline-level="2">5. Интеграция в OBSFitness</text:h>
      <text:p text:style-name="Text_20_body">В <text:span text:style-name="Source_20_Text">world.observer.fitness</text:span> можно добавить:</text:p>
      <text:p text:style-name="Preformatted_20_Text"><text:soft-page-break/><text:span text:style-name="Source_20_Text"># world/observer/fitness.py</text:span></text:p>
      <text:p text:style-name="Preformatted_20_Text"/>
      <text:p text:style-name="Preformatted_20_Text"><text:span text:style-name="Source_20_Text">from dataclasses import dataclass</text:span></text:p>
      <text:p text:style-name="Preformatted_20_Text"><text:span text:style-name="Source_20_Text">from typing import Any, List</text:span></text:p>
      <text:p text:style-name="Preformatted_20_Text"/>
      <text:p text:style-name="Preformatted_20_Text"><text:span text:style-name="Source_20_Text">from .tda import compute_beta1_semantic, compute_fitness_top_sem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OBSFitnessComponents:</text:span></text:p>
      <text:p text:style-name="Preformatted_20_Text"><text:span text:style-name="Source_20_Text"><text:s text:c="4"/>fitness_field: float</text:span></text:p>
      <text:p text:style-name="Preformatted_20_Text"><text:span text:style-name="Source_20_Text"><text:s text:c="4"/>fitness_Q: float</text:span></text:p>
      <text:p text:style-name="Preformatted_20_Text"><text:span text:style-name="Source_20_Text"><text:s text:c="4"/>fitness_mass: float</text:span></text:p>
      <text:p text:style-name="Preformatted_20_Text"><text:span text:style-name="Source_20_Text"><text:s text:c="4"/>fitness_OT: float</text:span></text:p>
      <text:p text:style-name="Preformatted_20_Text"><text:span text:style-name="Source_20_Text"><text:s text:c="4"/>fitness_gravity: float</text:span></text:p>
      <text:p text:style-name="Preformatted_20_Text"><text:span text:style-name="Source_20_Text"><text:s text:c="4"/>fitness_prob: float</text:span></text:p>
      <text:p text:style-name="Preformatted_20_Text"><text:span text:style-name="Source_20_Text"><text:s text:c="4"/>fitness_top_sem: float <text:s/># новый компонент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OBSFitnessConfig:</text:span></text:p>
      <text:p text:style-name="Preformatted_20_Text"><text:span text:style-name="Source_20_Text"><text:s text:c="4"/>sigma_field: float = 0.1</text:span></text:p>
      <text:p text:style-name="Preformatted_20_Text"><text:span text:style-name="Source_20_Text"><text:s text:c="4"/>sigma_Q: float = 0.1</text:span></text:p>
      <text:p text:style-name="Preformatted_20_Text"><text:span text:style-name="Source_20_Text"><text:s text:c="4"/>T_scale_fraction: float = 0.25</text:span></text:p>
      <text:p text:style-name="Preformatted_20_Text"><text:span text:style-name="Source_20_Text"><text:s text:c="4"/>w_field: float = 1.0</text:span></text:p>
      <text:p text:style-name="Preformatted_20_Text"><text:span text:style-name="Source_20_Text"><text:s text:c="4"/>w_Q: float = 1.0</text:span></text:p>
      <text:p text:style-name="Preformatted_20_Text"><text:span text:style-name="Source_20_Text"><text:s text:c="4"/>w_mass: float = 0.5</text:span></text:p>
      <text:p text:style-name="Preformatted_20_Text"><text:span text:style-name="Source_20_Text"><text:s text:c="4"/>w_OT: float = 1.0</text:span></text:p>
      <text:p text:style-name="Preformatted_20_Text"><text:span text:style-name="Source_20_Text"><text:s text:c="4"/>w_gravity: float = 1.0</text:span></text:p>
      <text:p text:style-name="Preformatted_20_Text"><text:span text:style-name="Source_20_Text"><text:s text:c="4"/>w_prob: float = 0.5</text:span></text:p>
      <text:p text:style-name="Preformatted_20_Text"><text:span text:style-name="Source_20_Text"><text:s text:c="4"/>w_top_sem: float = 1.0 <text:s text:c="2"/># вес топологического слоя</text:span></text:p>
      <text:p text:style-name="Preformatted_20_Text"/>
      <text:p text:style-name="Preformatted_20_Text"/>
      <text:p text:style-name="Preformatted_20_Text"><text:span text:style-name="Source_20_Text">class OBSFitness:</text:span></text:p>
      <text:p text:style-name="Preformatted_20_Text"><text:span text:style-name="Source_20_Text"><text:s text:c="4"/>def __init__(self, config: OBSFitnessConfig):</text:span></text:p>
      <text:p text:style-name="Preformatted_20_Text"><text:span text:style-name="Source_20_Text"><text:s text:c="8"/>self.cfg = config</text:span></text:p>
      <text:p text:style-name="Preformatted_20_Text"/>
      <text:p text:style-name="Preformatted_20_Text"><text:span text:style-name="Source_20_Text"><text:s text:c="4"/>def evaluate(self, observer, T_total: int):</text:span></text:p>
      <text:p text:style-name="Preformatted_20_Text"><text:span text:style-name="Source_20_Text"><text:s text:c="8"/># 1. существующие компоненты</text:span></text:p>
      <text:p text:style-name="Preformatted_20_Text"><text:span text:style-name="Source_20_Text"><text:s text:c="8"/>F_field, F_Q, F_mass, F_OT, F_gravity, F_prob = \</text:span></text:p>
      <text:p text:style-name="Preformatted_20_Text"><text:span text:style-name="Source_20_Text"><text:s text:c="12"/>self._evaluate_basic(observer, T_total)</text:span></text:p>
      <text:p text:style-name="Preformatted_20_Text"/>
      <text:p text:style-name="Preformatted_20_Text"><text:span text:style-name="Source_20_Text"><text:s text:c="8"/># 2. топология семантики</text:span></text:p>
      <text:p text:style-name="Preformatted_20_Text"><text:span text:style-name="Source_20_Text"><text:s text:c="8"/>sem_history: List[Any] = observer.semantic_state.history <text:s/># или аналог</text:span></text:p>
      <text:p text:style-name="Preformatted_20_Text"><text:span text:style-name="Source_20_Text"><text:s text:c="8"/>beta1_res = compute_beta1_semantic(sem_history)</text:span></text:p>
      <text:p text:style-name="Preformatted_20_Text"><text:span text:style-name="Source_20_Text"><text:s text:c="8"/>F_top_sem = compute_fitness_top_sem(beta1_res)</text:span></text:p>
      <text:p text:style-name="Preformatted_20_Text"/>
      <text:p text:style-name="Preformatted_20_Text"><text:span text:style-name="Source_20_Text"><text:s text:c="8"/>comps = OBSFitnessComponents(</text:span></text:p>
      <text:p text:style-name="Preformatted_20_Text"><text:span text:style-name="Source_20_Text"><text:s text:c="12"/>fitness_field <text:s text:c="2"/>= F_field,</text:span></text:p>
      <text:p text:style-name="Preformatted_20_Text"><text:span text:style-name="Source_20_Text"><text:s text:c="12"/>fitness_Q <text:s text:c="6"/>= F_Q,</text:span></text:p>
      <text:p text:style-name="Preformatted_20_Text"><text:span text:style-name="Source_20_Text"><text:s text:c="12"/>fitness_mass <text:s text:c="3"/>= F_mass,</text:span></text:p>
      <text:p text:style-name="Preformatted_20_Text"><text:span text:style-name="Source_20_Text"><text:s text:c="12"/>fitness_OT <text:s text:c="5"/>= F_OT,</text:span></text:p>
      <text:p text:style-name="Preformatted_20_Text"><text:span text:style-name="Source_20_Text"><text:s text:c="12"/>fitness_gravity = F_gravity,</text:span></text:p>
      <text:p text:style-name="Preformatted_20_Text"><text:span text:style-name="Source_20_Text"><text:s text:c="12"/>fitness_prob <text:s text:c="3"/>= F_prob,</text:span></text:p>
      <text:p text:style-name="Preformatted_20_Text"><text:span text:style-name="Source_20_Text"><text:s text:c="12"/>fitness_top_sem = F_top_sem,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8"/># Итоговый скор</text:span></text:p>
      <text:p text:style-name="Preformatted_20_Text"><text:span text:style-name="Source_20_Text"><text:s text:c="8"/>cfg = self.cfg</text:span></text:p>
      <text:p text:style-name="Preformatted_20_Text"><text:span text:style-name="Source_20_Text"><text:s text:c="8"/>num = (cfg.w_field <text:s text:c="2"/>* comps.fitness_field +</text:span></text:p>
      <text:p text:style-name="Preformatted_20_Text"><text:span text:style-name="Source_20_Text"><text:s text:c="15"/>cfg.w_Q <text:s text:c="6"/>* comps.fitness_Q +</text:span></text:p>
      <text:p text:style-name="Preformatted_20_Text"><text:span text:style-name="Source_20_Text"><text:s text:c="15"/>cfg.w_mass <text:s text:c="3"/>* comps.fitness_mass +</text:span></text:p>
      <text:p text:style-name="Preformatted_20_Text"><text:span text:style-name="Source_20_Text"><text:s text:c="15"/>cfg.w_OT <text:s text:c="5"/>* comps.fitness_OT +</text:span></text:p>
      <text:p text:style-name="Preformatted_20_Text"><text:span text:style-name="Source_20_Text"><text:s text:c="15"/>cfg.w_gravity * comps.fitness_gravity +</text:span></text:p>
      <text:p text:style-name="Preformatted_20_Text"><text:span text:style-name="Source_20_Text"><text:s text:c="15"/>cfg.w_prob <text:s text:c="3"/>* comps.fitness_prob +</text:span></text:p>
      <text:p text:style-name="Preformatted_20_Text"><text:span text:style-name="Source_20_Text"><text:s text:c="15"/>cfg.w_top_sem * comps.fitness_top_sem)</text:span></text:p>
      <text:p text:style-name="Preformatted_20_Text"><text:soft-page-break/></text:p>
      <text:p text:style-name="Preformatted_20_Text"><text:span text:style-name="Source_20_Text"><text:s text:c="8"/>den = (cfg.w_field + cfg.w_Q + cfg.w_mass +</text:span></text:p>
      <text:p text:style-name="Preformatted_20_Text"><text:span text:style-name="Source_20_Text"><text:s text:c="15"/>cfg.w_OT + cfg.w_gravity + cfg.w_prob + cfg.w_top_sem)</text:span></text:p>
      <text:p text:style-name="Preformatted_20_Text"/>
      <text:p text:style-name="Preformatted_20_Text"><text:span text:style-name="Source_20_Text"><text:s text:c="8"/>score = num / den if den &gt; 0 else 0.0</text:span></text:p>
      <text:p text:style-name="Preformatted_20_Text"><text:span text:style-name="Source_20_Text"><text:s text:c="8"/>return score, comps</text:span></text:p>
      <text:p text:style-name="Preformatted_20_Text"/>
      <text:p text:style-name="Preformatted_20_Text"><text:span text:style-name="Source_20_Text"><text:s text:c="4"/>def _evaluate_basic(self, observer, T_total: int):</text:span></text:p>
      <text:p text:style-name="Preformatted_20_Text"><text:span text:style-name="Source_20_Text"><text:s text:c="8"/># Здесь — ваш уже существующий код для field/Q/mass/OT/gravity/prob</text:span></text:p>
      <text:p text:style-name="P66"><text:span text:style-name="Source_20_Text"><text:s text:c="8"/>...</text:span></text:p>
      <text:p text:style-name="Text_20_body">Главное:</text:p>
      <text:list text:style-name="L38">
        <text:list-item>
          <text:p text:style-name="P79"><text:span text:style-name="Source_20_Text">observer.semantic_state.history</text:span> должен быть либо: </text:p>
          <text:list>
            <text:list-item>
              <text:p text:style-name="P79">списком <text:span text:style-name="Source_20_Text">SemanticState</text:span>, либо </text:p>
            </text:list-item>
            <text:list-item>
              <text:p text:style-name="P80">списком сериализованных снимков, которые можно легко «раскрутить» в объект с нужными полями. </text:p>
            </text:list-item>
          </text:list>
        </text:list-item>
      </text:list>
      <text:p text:style-name="Text_20_body">Такой каркас:</text:p>
      <text:list text:style-name="L39">
        <text:list-item>
          <text:p text:style-name="P81">минимально вмешивается в текущую архитектуру; </text:p>
        </text:list-item>
        <text:list-item>
          <text:p text:style-name="P81">даёт чёткий топологический слой понимания OBS в духе Meaning_v1; </text:p>
        </text:list-item>
        <text:list-item>
          <text:p text:style-name="P82">позволяет использовать β₁_sem и <text:span text:style-name="Source_20_Text">fitness_top_sem</text:span> как реальные критерии в эволюционном поиске миров/наблюдателей, «похожих на нас» по структуре когнитивного процесса, а не только по совпадению уравнений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0:38:15.686449200</meta:creation-date>
    <dc:date>2025-12-17T00:43:07.278473283</dc:date>
    <meta:editing-duration>PT4M52S</meta:editing-duration>
    <meta:editing-cycles>2</meta:editing-cycles>
    <meta:generator>LibreOffice/25.8.3.2$Linux_X86_64 LibreOffice_project/580$Build-2</meta:generator>
    <meta:print-date>2025-12-17T00:40:51.990114593</meta:print-date>
    <meta:printed-by>PDF files</meta:printed-by>
    <meta:document-statistic meta:table-count="0" meta:image-count="0" meta:object-count="0" meta:page-count="15" meta:paragraph-count="516" meta:word-count="3466" meta:character-count="25256" meta:non-whitespace-character-count="20938"/>
  </office:meta>
</office:document-meta>
</file>